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ier New" style:font-name-complex="Courier New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Courier New" style:font-name-complex="Courier New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4" style:parent-style-name="Hyperlink" style:family="text">
      <style:text-properties style:font-name="Courier New" style:font-name-complex="Courier New" fo:font-size="12pt" style:font-size-asian="12pt" style:font-size-complex="12pt"/>
    </style:style>
    <style:style style:name="P5" style:parent-style-name="Normal" style:family="paragraph">
      <style:text-properties style:font-name="Courier New" style:font-name-complex="Courier New" fo:font-size="12pt" style:font-size-asian="12pt" style:font-size-complex="12pt"/>
    </style:style>
  </office:automatic-styles>
  <office:body>
    <office:text text:use-soft-page-breaks="true">
      <text:p text:style-name="P1">The<text:s/>Game Prototype project</text:p>
      <text:p text:style-name="P2"/>
      <text:p text:style-name="Normal"><text:span text:style-name="T3">Link:<text:s/></text:span><text:a xlink:href="https://github.com/Gaminator800/Test.git" office:target-frame-name="_top" xlink:show="replace"><text:span text:style-name="T4">https://github.com/Gaminator800/Test.git</text:span></text:a>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ur Ahmed  Hany Elhabrouk</meta:initial-creator>
    <dc:creator>Nour Ahmed  Hany Elhabrouk</dc:creator>
    <meta:creation-date>2023-12-05T14:36:00Z</meta:creation-date>
    <dc:date>2023-12-05T14:38:00Z</dc:date>
    <meta:template xlink:href="Normal.dotm" xlink:type="simple"/>
    <meta:editing-cycles>5</meta:editing-cycles>
    <meta:editing-duration>PT120S</meta:editing-duration>
    <meta:user-defined meta:name="GrammarlyDocumentId">d3514520-4559-4cc4-8d7d-f754f399d866</meta:user-defined>
    <meta:document-statistic meta:page-count="1" meta:paragraph-count="2" meta:word-count="6" meta:character-count="72" meta:row-count="3" meta:non-whitespace-character-count="68"/>
  </office:meta>
</office:document-meta>
</file>